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D7509DD850555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6600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solid" draw:stroke-dash="Ultrafine_20_Dashed" svg:stroke-width="0.159cm" svg:stroke-color="#009999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D7509DD850555BF9.png" xlink:type="simple" xlink:show="embed" xlink:actuate="onLoad">
            <text:p/>
          </draw:image>
        </draw:frame>
        <draw:path draw:style-name="gr2" draw:text-style-name="P1" draw:layer="layout" svg:width="11.966cm" svg:height="10.65cm" draw:transform="skewX (0.0495673507566389) rotate (-1.12957709189073) translate (12.0043460131534cm -5.78330586930818cm)" svg:viewBox="0 0 11967 10651" svg:d="M0 9815l9205 817c1749 142 2264-561 2588-1138 542-962-224-2401-1704-3943-2286-2659-5500-4856-6081-5551">
          <text:p/>
        </draw:path>
        <draw:polyline draw:style-name="gr3" draw:text-style-name="P1" draw:layer="layout" svg:width="28.853cm" svg:height="0.041cm" draw:transform="skewX (0.0005235987755982) rotate (0.641583033033116) translate (-0.891718105189005cm 15.8713573641414cm)" svg:viewBox="0 0 28854 42" draw:points="0,5 9833,42 28854,0">
          <text:p/>
        </draw:polyline>
        <draw:polyline draw:style-name="gr3" draw:text-style-name="P1" draw:layer="layout" svg:width="28.697cm" svg:height="0.038cm" draw:transform="skewX (0.626398668540765) rotate (0.982445835947608) translate (0.760806749319695cm 21.4597914456131cm)" svg:viewBox="0 0 28698 39" draw:points="0,3 9780,39 28698,0">
          <text:p/>
        </draw:polyline>
        <draw:custom-shape draw:style-name="gr4" draw:text-style-name="P2" draw:layer="layout" svg:width="0.254cm" svg:height="0.254cm" svg:x="9.3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0.287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28.583cm" svg:height="0.035cm" draw:transform="skewX (0.305607152024207) rotate (2.6462682118738) translate (20.955cm 15.621cm)" svg:viewBox="0 0 28584 36" draw:points="28584,3 18843,36 0,0">
          <text:p/>
        </draw:polyline>
        <draw:custom-shape draw:style-name="gr5" draw:text-style-name="P2" draw:layer="layout" svg:width="0.254cm" svg:height="0.254cm" svg:x="7.133cm" svg:y="8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1T11:35:52.187594003</dc:date>
    <meta:editing-duration>PT23M22S</meta:editing-duration>
    <meta:editing-cycles>6</meta:editing-cycles>
    <meta:generator>LibreOffice/5.1.6.2$Linux_X86_64 LibreOffice_project/10m0$Build-2</meta:generator>
    <meta:document-statistic meta:object-count="8"/>
  </office:meta>
</office:document-meta>
</file>